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egoe UI Emoji" svg:font-family="Segoe UI Emoji" style:font-family-generic="swiss" style:font-pitch="variable" svg:panose-1="2 11 5 2 4 2 4 2 2 3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Segoe UI Emoji" style:font-name-complex="Segoe UI Emoji"/>
    </style:style>
    <style:style style:name="T3" style:parent-style-name="DefaultParagraphFont" style:family="text">
      <style:text-properties style:font-name="Segoe UI Emoji" style:font-name-complex="Segoe UI Emoji"/>
    </style:style>
    <style:style style:name="T4" style:parent-style-name="DefaultParagraphFont" style:family="text">
      <style:text-properties style:font-name="Segoe UI Emoji" style:font-name-complex="Segoe UI Emoji"/>
    </style:style>
  </office:automatic-styles>
  <office:body>
    <office:text text:use-soft-page-breaks="true">
      <text:p text:style-name="P1">import java.util.ArrayList;</text:p>
      <text:p text:style-name="Normal">import java.util.Scanner;</text:p>
      <text:p text:style-name="Normal">import java.io.FileWriter;</text:p>
      <text:p text:style-name="Normal">import java.io.IOException;</text:p>
      <text:p text:style-name="Normal"/>
      <text:p text:style-name="Normal">class Eveniment {</text:p>
      <text:p text:style-name="Normal"><text:s text:c="4"/>String nume;</text:p>
      <text:p text:style-name="Normal"><text:s text:c="4"/>String data;</text:p>
      <text:p text:style-name="Normal"><text:s text:c="4"/>String locatie;</text:p>
      <text:p text:style-name="Normal"><text:s text:c="4"/>int numarInvitati;</text:p>
      <text:p text:style-name="Normal"><text:s text:c="4"/>String organizatori;</text:p>
      <text:p text:style-name="Normal"/>
      <text:p text:style-name="Normal"><text:s text:c="4"/>public Eveniment(String nume, String data, String locatie,</text:p>
      <text:p text:style-name="Normal"><text:s text:c="21"/>int numarInvitati, String organizatori) {</text:p>
      <text:p text:style-name="Normal"><text:s text:c="8"/>this.nume = nume;</text:p>
      <text:p text:style-name="Normal"><text:s text:c="8"/>this.data = data;</text:p>
      <text:p text:style-name="Normal"><text:s text:c="8"/>this.locatie = locatie;</text:p>
      <text:p text:style-name="Normal"><text:s text:c="8"/>this.numarInvitati = numarInvitati;</text:p>
      <text:p text:style-name="Normal"><text:s text:c="8"/>this.organizatori = organizatori;</text:p>
      <text:p text:style-name="Normal"><text:s text:c="4"/>}</text:p>
      <text:p text:style-name="Normal"/>
      <text:p text:style-name="Normal"><text:s text:c="4"/>public void afiseaza() {</text:p>
      <text:p text:style-name="Normal"><text:s text:c="8"/>System.out.println("Eveniment: " + nume);</text:p>
      <text:p text:style-name="Normal"><text:s text:c="8"/>System.out.println("Data: " + data);</text:p>
      <text:p text:style-name="Normal"><text:s text:c="8"/>System.out.println("Locatie: " + locatie);</text:p>
      <text:p text:style-name="Normal"><text:s text:c="8"/>System.out.println("Număr invitați: " + numarInvitati);</text:p>
      <text:p text:style-name="Normal"><text:s text:c="8"/>System.out.println("Organizatori: " + organizatori);</text:p>
      <text:p text:style-name="Normal"><text:s text:c="8"/>System.out.println("----------------------");</text:p>
      <text:soft-page-break/>
      <text:p text:style-name="Normal"><text:s text:c="4"/>}</text:p>
      <text:p text:style-name="Normal"/>
      <text:p text:style-name="Normal"><text:s text:c="4"/>public String toFileString() {</text:p>
      <text:p text:style-name="Normal"><text:s text:c="8"/>return nume + " | " + data + " | " + locatie + " | "</text:p>
      <text:p text:style-name="Normal"><text:s text:c="16"/>+ numarInvitati + " | " + organizatori;</text:p>
      <text:p text:style-name="Normal"><text:s text:c="4"/>}</text:p>
      <text:p text:style-name="Normal"/>
      <text:p text:style-name="Normal"><text:s text:c="4"/>public String genereazaInvitatie() {</text:p>
      <text:p text:style-name="Normal"><text:s text:c="8"/>return "<text:span text:style-name="T2">🎉</text:span><text:s/>Dragă invitat,\n\n" +</text:p>
      <text:p text:style-name="Normal"><text:s text:c="15"/>"Ești invitat(ă) la evenimentul \"" + nume + "\"!\n" +</text:p>
      <text:p text:style-name="Normal"><text:s text:c="15"/>"<text:span text:style-name="T3">📅</text:span><text:s/>Data: " + data + "\n" +</text:p>
      <text:p text:style-name="Normal"><text:s text:c="15"/>"<text:span text:style-name="T4">📍</text:span><text:s/>Locație: " + locatie + "\n\n" +</text:p>
      <text:p text:style-name="Normal"><text:s text:c="15"/>"Eveniment organizat de: " + organizatori + "\n" +</text:p>
      <text:p text:style-name="Normal"><text:s text:c="15"/>"Te așteptăm cu drag alături de cei " + numarInvitati +</text:p>
      <text:p text:style-name="Normal"><text:s text:c="15"/>" invitați pentru momente speciale!\n\n" +</text:p>
      <text:p text:style-name="Normal"><text:s text:c="15"/>"Cu drag,\n" + organizatori;</text:p>
      <text:p text:style-name="Normal"><text:s text:c="4"/>}</text:p>
      <text:p text:style-name="Normal">}</text:p>
      <text:p text:style-name="Normal"/>
      <text:p text:style-name="Normal"/>
      <text:p text:style-name="Normal">public class Main {</text:p>
      <text:p text:style-name="Normal"/>
      <text:p text:style-name="Normal"><text:s text:c="4"/>static ArrayList&lt;Eveniment&gt; listaEvenimente = new ArrayList&lt;&gt;();</text:p>
      <text:p text:style-name="Normal"><text:s text:c="4"/>static Scanner scanner = new Scanner(System.in);</text:p>
      <text:p text:style-name="Normal"/>
      <text:p text:style-name="Normal"><text:s text:c="4"/>public static void main(String[] args) {</text:p>
      <text:p text:style-name="Normal"/>
      <text:p text:style-name="Normal"><text:s text:c="8"/>int optiune;</text:p>
      <text:p text:style-name="Normal"/>
      <text:p text:style-name="Normal"><text:s text:c="8"/>do {</text:p>
      <text:p text:style-name="Normal"><text:s text:c="12"/>System.out.println("=== PLANIFICATOR DE EVENIMENTE ===");</text:p>
      <text:p text:style-name="Normal"><text:s text:c="12"/>System.out.println("1. Adaugă eveniment");</text:p>
      <text:p text:style-name="Normal"><text:s text:c="12"/>System.out.println("2. Afișează evenimente");</text:p>
      <text:p text:style-name="Normal"><text:s text:c="12"/>System.out.println("3. Șterge eveniment");</text:p>
      <text:p text:style-name="Normal"><text:s text:c="12"/>System.out.println("4. Caută eveniment după dată");</text:p>
      <text:p text:style-name="Normal"><text:s text:c="12"/>System.out.println("5. Salvează evenimente în fișier");</text:p>
      <text:p text:style-name="Normal"><text:s text:c="12"/>System.out.println("0. Ieșire");</text:p>
      <text:p text:style-name="Normal"><text:s text:c="12"/>System.out.print("Alege o opțiune: ");</text:p>
      <text:p text:style-name="Normal"/>
      <text:p text:style-name="Normal"><text:s text:c="12"/>optiune = scanner.nextInt();</text:p>
      <text:p text:style-name="Normal"><text:s text:c="12"/>scanner.nextLine();</text:p>
      <text:p text:style-name="Normal"/>
      <text:p text:style-name="Normal"><text:s text:c="12"/>try {</text:p>
      <text:p text:style-name="Normal"><text:s text:c="16"/>switch (optiune) {</text:p>
      <text:p text:style-name="Normal"><text:s text:c="20"/>case 1 -&gt; adaugaEveniment();</text:p>
      <text:p text:style-name="Normal"><text:s text:c="20"/>case 2 -&gt; afiseazaEvenimente();</text:p>
      <text:p text:style-name="Normal"><text:s text:c="20"/>case 3 -&gt; stergeEveniment();</text:p>
      <text:p text:style-name="Normal"><text:s text:c="20"/>case 4 -&gt; cautaEveniment();</text:p>
      <text:p text:style-name="Normal"><text:s text:c="20"/>case 5 -&gt; salveazaInFisier();</text:p>
      <text:p text:style-name="Normal"><text:s text:c="20"/>case 0 -&gt; iesireCuInvitatie();</text:p>
      <text:p text:style-name="Normal"><text:s text:c="20"/>default -&gt; throw new IllegalArgumentException("Opțiunea aleasă nu există!");</text:p>
      <text:p text:style-name="Normal"><text:s text:c="16"/>}</text:p>
      <text:p text:style-name="Normal"><text:s text:c="12"/>} catch (IllegalArgumentException e) {</text:p>
      <text:p text:style-name="Normal"><text:s text:c="16"/>System.out.println("EROARE: " + e.getMessage() + "\n");</text:p>
      <text:p text:style-name="Normal"><text:s text:c="12"/>}</text:p>
      <text:p text:style-name="Normal"/>
      <text:soft-page-break/>
      <text:p text:style-name="Normal"><text:s text:c="8"/>} while (optiune != 0);</text:p>
      <text:p text:style-name="Normal"/>
      <text:p text:style-name="Normal"><text:s text:c="8"/>scanner.close();</text:p>
      <text:p text:style-name="Normal"><text:s text:c="4"/>}</text:p>
      <text:p text:style-name="Normal"/>
      <text:p text:style-name="Normal"><text:s text:c="4"/></text:p>
      <text:p text:style-name="Normal"><text:s text:c="4"/>static void adaugaEveniment() {</text:p>
      <text:p text:style-name="Normal"><text:s text:c="8"/>System.out.print("Nume eveniment: ");</text:p>
      <text:p text:style-name="Normal"><text:s text:c="8"/>String nume = scanner.nextLine();</text:p>
      <text:p text:style-name="Normal"/>
      <text:p text:style-name="Normal"><text:s text:c="8"/>System.out.print("Data evenimentului: ");</text:p>
      <text:p text:style-name="Normal"><text:s text:c="8"/>String data = scanner.nextLine();</text:p>
      <text:p text:style-name="Normal"/>
      <text:p text:style-name="Normal"><text:s text:c="8"/>System.out.print("Locație: ");</text:p>
      <text:p text:style-name="Normal"><text:s text:c="8"/>String locatie = scanner.nextLine();</text:p>
      <text:p text:style-name="Normal"/>
      <text:p text:style-name="Normal"><text:s text:c="8"/>System.out.print("Număr invitați: ");</text:p>
      <text:p text:style-name="Normal"><text:s text:c="8"/>int numarInvitati = scanner.nextInt();</text:p>
      <text:p text:style-name="Normal"><text:s text:c="8"/>scanner.nextLine();</text:p>
      <text:p text:style-name="Normal"/>
      <text:p text:style-name="Normal"><text:s text:c="8"/>System.out.print("Nume organizator(i): ");</text:p>
      <text:p text:style-name="Normal"><text:s text:c="8"/>String organizatori = scanner.nextLine();</text:p>
      <text:p text:style-name="Normal"/>
      <text:p text:style-name="Normal"><text:s text:c="8"/>listaEvenimente.add(</text:p>
      <text:p text:style-name="Normal"><text:s text:c="12"/>new Eveniment(nume, data, locatie, numarInvitati, organizatori)</text:p>
      <text:p text:style-name="Normal"><text:s text:c="8"/>);</text:p>
      <text:p text:style-name="Normal"/>
      <text:p text:style-name="Normal"><text:s text:c="8"/>System.out.println("Eveniment adăugat cu succes!\n");</text:p>
      <text:soft-page-break/>
      <text:p text:style-name="Normal"><text:s text:c="4"/>}</text:p>
      <text:p text:style-name="Normal"/>
      <text:p text:style-name="Normal"><text:s text:c="4"/></text:p>
      <text:p text:style-name="Normal"><text:s text:c="4"/>static void afiseazaEvenimente() {</text:p>
      <text:p text:style-name="Normal"><text:s text:c="8"/>if (listaEvenimente.isEmpty()) {</text:p>
      <text:p text:style-name="Normal"><text:s text:c="12"/>System.out.println("Nu există evenimente.\n");</text:p>
      <text:p text:style-name="Normal"><text:s text:c="12"/>return;</text:p>
      <text:p text:style-name="Normal"><text:s text:c="8"/>}</text:p>
      <text:p text:style-name="Normal"/>
      <text:p text:style-name="Normal"><text:s text:c="8"/>for (int i = 0; i &lt; listaEvenimente.size(); i++) {</text:p>
      <text:p text:style-name="Normal"><text:s text:c="12"/>System.out.println("Index: " + i);</text:p>
      <text:p text:style-name="Normal"><text:s text:c="12"/>listaEvenimente.get(i).afiseaza();</text:p>
      <text:p text:style-name="Normal"><text:s text:c="8"/>}</text:p>
      <text:p text:style-name="Normal"><text:s text:c="4"/>}</text:p>
      <text:p text:style-name="Normal"/>
      <text:p text:style-name="Normal"><text:s text:c="4"/></text:p>
      <text:p text:style-name="Normal"><text:s text:c="4"/>static void stergeEveniment() {</text:p>
      <text:p text:style-name="Normal"><text:s text:c="8"/>afiseazaEvenimente();</text:p>
      <text:p text:style-name="Normal"><text:s text:c="8"/>if (listaEvenimente.isEmpty()) return;</text:p>
      <text:p text:style-name="Normal"/>
      <text:p text:style-name="Normal"><text:s text:c="8"/>System.out.print("Index de șters: ");</text:p>
      <text:p text:style-name="Normal"><text:s text:c="8"/>int index = scanner.nextInt();</text:p>
      <text:p text:style-name="Normal"><text:s text:c="8"/>scanner.nextLine();</text:p>
      <text:p text:style-name="Normal"/>
      <text:p text:style-name="Normal"><text:s text:c="8"/>if (index &gt;= 0 &amp;&amp; index &lt; listaEvenimente.size()) {</text:p>
      <text:p text:style-name="Normal"><text:s text:c="12"/>listaEvenimente.remove(index);</text:p>
      <text:p text:style-name="Normal"><text:s text:c="12"/>System.out.println("Eveniment șters!\n");</text:p>
      <text:p text:style-name="Normal"><text:s text:c="8"/>} else {</text:p>
      <text:soft-page-break/>
      <text:p text:style-name="Normal"><text:s text:c="12"/>System.out.println("Index invalid!\n");</text:p>
      <text:p text:style-name="Normal"><text:s text:c="8"/>}</text:p>
      <text:p text:style-name="Normal"><text:s text:c="4"/>}</text:p>
      <text:p text:style-name="Normal"/>
      <text:p text:style-name="Normal"><text:s text:c="4"/></text:p>
      <text:p text:style-name="Normal"><text:s text:c="4"/>static void cautaEveniment() {</text:p>
      <text:p text:style-name="Normal"><text:s text:c="8"/>System.out.print("Introdu data căutată: ");</text:p>
      <text:p text:style-name="Normal"><text:s text:c="8"/>String data = scanner.nextLine();</text:p>
      <text:p text:style-name="Normal"/>
      <text:p text:style-name="Normal"><text:s text:c="8"/>boolean gasit = false;</text:p>
      <text:p text:style-name="Normal"><text:s text:c="8"/>for (Eveniment e : listaEvenimente) {</text:p>
      <text:p text:style-name="Normal"><text:s text:c="12"/>if (e.data.equals(data)) {</text:p>
      <text:p text:style-name="Normal"><text:s text:c="16"/>e.afiseaza();</text:p>
      <text:p text:style-name="Normal"><text:s text:c="16"/>gasit = true;</text:p>
      <text:p text:style-name="Normal"><text:s text:c="12"/>}</text:p>
      <text:p text:style-name="Normal"><text:s text:c="8"/>}</text:p>
      <text:p text:style-name="Normal"/>
      <text:p text:style-name="Normal"><text:s text:c="8"/>if (!gasit) {</text:p>
      <text:p text:style-name="Normal"><text:s text:c="12"/>System.out.println("Nu s-au găsit evenimente.\n");</text:p>
      <text:p text:style-name="Normal"><text:s text:c="8"/>}</text:p>
      <text:p text:style-name="Normal"><text:s text:c="4"/>}</text:p>
      <text:p text:style-name="Normal"/>
      <text:p text:style-name="Normal"><text:s text:c="4"/></text:p>
      <text:p text:style-name="Normal"><text:s text:c="4"/>static void salveazaInFisier() {</text:p>
      <text:p text:style-name="Normal"><text:s text:c="8"/>try {</text:p>
      <text:p text:style-name="Normal"><text:s text:c="12"/>FileWriter writer = new FileWriter("evenimente.txt", true);</text:p>
      <text:p text:style-name="Normal"><text:s text:c="12"/>for (Eveniment e : listaEvenimente) {</text:p>
      <text:p text:style-name="Normal"><text:s text:c="16"/>writer.write(e.toFileString() + "\n");</text:p>
      <text:soft-page-break/>
      <text:p text:style-name="Normal"><text:s text:c="12"/>}</text:p>
      <text:p text:style-name="Normal"><text:s text:c="12"/>writer.close();</text:p>
      <text:p text:style-name="Normal"><text:s text:c="12"/>System.out.println("Evenimente salvate în fișier.\n");</text:p>
      <text:p text:style-name="Normal"><text:s text:c="8"/>} catch (IOException e) {</text:p>
      <text:p text:style-name="Normal"><text:s text:c="12"/>System.out.println("Eroare la fișier!");</text:p>
      <text:p text:style-name="Normal"><text:s text:c="8"/>}</text:p>
      <text:p text:style-name="Normal"><text:s text:c="4"/>}</text:p>
      <text:p text:style-name="Normal"/>
      <text:p text:style-name="Normal"><text:s text:c="4"/></text:p>
      <text:p text:style-name="Normal"><text:s text:c="4"/>static void iesireCuInvitatie() {</text:p>
      <text:p text:style-name="Normal"><text:s text:c="8"/>System.out.println("\n=== INVITAȚIE ===");</text:p>
      <text:p text:style-name="Normal"><text:s text:c="8"/>if (!listaEvenimente.isEmpty()) {</text:p>
      <text:p text:style-name="Normal"><text:s text:c="12"/></text:p>
      <text:p text:style-name="Normal"><text:s text:c="12"/>Eveniment e = listaEvenimente.get(listaEvenimente.size() - 1);</text:p>
      <text:p text:style-name="Normal"><text:s text:c="12"/>System.out.println(e.genereazaInvitatie());</text:p>
      <text:p text:style-name="Normal"><text:s text:c="8"/>} else {</text:p>
      <text:p text:style-name="Normal"><text:s text:c="12"/>System.out.println("Nu există evenimente pentru a genera invitația.");</text:p>
      <text:p text:style-name="Normal"><text:s text:c="8"/>}</text:p>
      <text:p text:style-name="Normal"><text:s text:c="8"/>System.out.println("\nProgram închis. La revedere!");</text:p>
      <text:p text:style-name="Normal"><text:s text:c="4"/>}</text:p>
      <text:p text:style-name="Normal">}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nolache, Amalia-Georgiana</meta:initial-creator>
    <dc:creator>Manolache, Amalia-Georgiana</dc:creator>
    <meta:creation-date>2025-12-27T17:42:00Z</meta:creation-date>
    <dc:date>2025-12-27T17:42:00Z</dc:date>
    <meta:template xlink:href="Normal" xlink:type="simple"/>
    <meta:editing-cycles>1</meta:editing-cycles>
    <meta:editing-duration>PT0S</meta:editing-duration>
    <meta:document-statistic meta:page-count="7" meta:paragraph-count="11" meta:word-count="875" meta:character-count="5857" meta:row-count="41" meta:non-whitespace-character-count="4993"/>
  </office:meta>
</office:document-meta>
</file>